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Προγραμματισμος Συστηματων Υψηλων Επιδοσεων</text:p>
      <text:p text:style-name="Standard"/>
      <text:p text:style-name="Standard">Μαρούδας Μανώλης</text:p>
      <text:p text:style-name="Standard">Πέτρος Καλός</text:p>
      <text:p text:style-name="Standard"/>
      <text:p text:style-name="Standard">Εφαρμογή: fluidanimate (parsec) <text:a xlink:type="simple" xlink:href="http://parsec.cs.princeton.edu/download.htm">http://parsec.cs.princeton.edu/download.htm</text:a></text:p>
      <text:p text:style-name="Standard"/>
      <text:p text:style-name="Standard">Το πρόγραμμα που επιλέξαμε για παραλληλισμό σε GPU ειναι το fluidanimate απο την σουίτα parsec, το οποιο απο την ροή του προγράμματος και της επεξεργασίας των δεδομένων φαίνεται να έχει υψηλό παραλληλισμό.</text:p>
      <text:p text:style-name="Standard"/>
      <text:p text:style-name="Standard">Πιο συγκεκριμένα:</text:p>
      <text:p text:style-name="Standard"/>
      <text:p text:style-name="Standard">Η είσοδος είναι ένα τρισδιάστατο χωρίο το οποίο αποτελείται από πολλά σημεία με κάποιες ιδιότητες όπως πυκνότητα, πίεση, ιξώδες για την αναπαράσταση ενός ασυμπίεστου υγρού κυρίως για εφαρμογές φυσικής και κινουμένων σχεδίων. Κάθε σημείο (Cell) αποτελείται από εναν αριθμό ατόμων/μορίων (Particles).</text:p>
      <text:p text:style-name="Standard"/>
      <text:p text:style-name="Standard">Για την εξέλιξη της κίνησης του υγρού η είσοδος περνάει απο επεξεργασία πολλές φορές με κάθε πέρασμα να αποτελεί ένα frame. Για να περάσουμε στην επεξεργασία ενός frame πρέπει η επεξεργασία του προηγούμενου frame να έχει τελειώσει. Για να διατηρήσουμε την ορθότητα του προγράμματος πρέπει να διατηρήσουμε την σειριακή επεξεργασία των frames.</text:p>
      <text:p text:style-name="Standard"/>
      <text:p text:style-name="Standard">Στην πραγματικότητα αυτή η έκδοση του προγράμματος υπολογίζει μόνο το πρώτο frame πολλές φορές και η σειριακή επεξεργασία απλά εξομοιώνει την πρόσβαση μνήμης και τον συγχρονισμό των threads στο πραγματικό πρόγραμμα.</text:p>
      <text:p text:style-name="Standard"/>
      <text:p text:style-name="Standard">Η επεξεργασία του κάθε frame γινεται σε 8 φάσεις:</text:p>
      <text:p text:style-name="Standard"><text:s text:c="8"/>ClearParticlesMT();</text:p>
      <text:p text:style-name="Standard"><text:s text:c="8"/>RebuildGridMT();</text:p>
      <text:p text:style-name="Standard"><text:s text:c="8"/>InitDensitiesAndForcesMT();</text:p>
      <text:p text:style-name="Standard"><text:s text:c="8"/>ComputeDensitiesMT(); <text:s text:c="10"/>//hotspot</text:p>
      <text:p text:style-name="Standard"><text:s text:c="8"/>ComputeDensities2MT();</text:p>
      <text:p text:style-name="Standard"><text:s text:c="8"/>ComputeForcesMT(); <text:s text:c="14"/>//hotspot</text:p>
      <text:p text:style-name="Standard"><text:s text:c="8"/>ProcessCollisionsMT();</text:p>
      <text:p text:style-name="Standard"><text:s text:c="8"/>AdvanceParticlesMT();</text:p>
      <text:p text:style-name="Standard"><text:s text:c="8"/></text:p>
      <text:p text:style-name="Standard">από έναν αριθμό threads, όπου για την έναρξη κάθε φάσης ένα thread περιμένει να τελειώσει η προηγούμενη φάση σε όλο το υποσύνολο των σημείων που του αντιστοιχούν.</text:p>
      <text:p text:style-name="Standard"/>
      <text:p text:style-name="Standard">Για την παραλληλοποίηση του προγράμματος στη GPU, αρχικά θα αναθέσουμε την επεξεργασία κάθε σημείου (Cell) στον τρισδιάστατο χώρο σε ένα thread της GPU, διατηρώντας τον συγχρονισμό μεταξύ φάσεων.</text:p>
      <text:p text:style-name="Standard"/>
      <text:p text:style-name="Standard">Καθεμια από τις παραπάνω φάσεις επεξεργασίας ενός frame ξεκινάει με έναν τριπλό βρόχο για το πέρασμα απο κάθε σημείο του τρισδιάστατου χώρου. Πχ:</text:p>
      <text:p text:style-name="Standard"/>
      <text:p text:style-name="Standard">for (__thread_range_for_dim_x__)</text:p>
      <text:p text:style-name="Standard"><text:tab/>for (__thread_range_for_dim_y__)</text:p>
      <text:p text:style-name="Standard"><text:tab/><text:tab/>for (__thread_range_for_dim_z__)</text:p>
      <text:p text:style-name="Standard"><text:tab/><text:tab/><text:tab/>do_process_of_phase(__3D_point__);</text:p>
      <text:p text:style-name="Standard"/>
      <text:p text:style-name="Standard"><text:soft-page-break/>Οπότε ενα 3D grid με 3D blocks φαίνεται να είναι κατάλληλο για την εκτέλεση στην GPU. Στην διάσταση y δεν έχουμε tiling οπότε στην πραγματικότητα έχουμε 2D grid.</text:p>
      <text:p text:style-name="Standard"/>
      <text:p text:style-name="Standard">Η αρχική ιδέα είναι να ενώσουμε τις επιμέρους φάσεις σε έναν kernel ο οποιος για κάθε frame θα επεξεργάζεται ένα 3D σημείο (Cell) του χώρου. Αυτό είναι καλύτερο απο το να έχουμε 8 διαφορετικούς kernels καθώς η εκκίνηση κάθε διαφορετικού kernel κοστίζει.</text:p>
      <text:p text:style-name="Standard"/>
      <text:p text:style-name="P1">Σε δεύτερη φάση μπορούμε να διαμερίσουμε και την y-διάσταση για να υπολογίζουμε σε πραγματικό 3D πλέγμα. Αυτο μπορεί να μην επιφέρει μεγάλη απόδοση καθώς απαιτείται πρόσθετος συγχρονισμός στα Cells που βρίσκοντα στα όρια των blocks, και εαν αυξήσουμε τα blocks αυξάνουμε ταυτόχρονα και τα συνοριακά σημεία.</text:p>
      <text:p text:style-name="P1"/>
      <text:p text:style-name="P1">Επίσης για να μειωθεί το divergence μπορούμε να επιτρέπουμε μόνο ένα Particle σε κάθε Cell. Αυτό απλοποιεί αρκετά τον kernel καθώς θα υπολογίζει πλέον μόνο ένα Particle αντί για 16 που έχουμε τώρα.</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l" fo:country="G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Free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29T03:47:13</meta:creation-date>
    <dc:date>2012-04-03T06:52:32</dc:date>
    <meta:editing-duration>PT2H11M36S</meta:editing-duration>
    <meta:editing-cycles>13</meta:editing-cycles>
    <meta:generator>LibreOffice/3.5$Linux_x86 LibreOffice_project/350m1$Build-202</meta:generator>
    <meta:document-statistic meta:table-count="0" meta:image-count="0" meta:object-count="0" meta:page-count="2" meta:paragraph-count="30" meta:word-count="423" meta:character-count="3108" meta:non-whitespace-character-count="2612"/>
  </office:meta>
</office:document-meta>
</file>